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fffafa" draw:textarea-horizontal-align="justify" draw:textarea-vertical-align="middle" draw:auto-grow-height="false" fo:min-height="0.468cm" fo:min-width="4.41cm" fo:padding-top="0.151cm" fo:padding-bottom="0.151cm" fo:padding-left="0.276cm" fo:padding-right="0.276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fafa" draw:textarea-horizontal-align="justify" draw:textarea-vertical-align="middle" draw:auto-grow-height="false" fo:min-height="1.618cm" fo:min-width="2.49cm" fo:padding-top="0.151cm" fo:padding-bottom="0.151cm" fo:padding-left="0.276cm" fo:padding-right="0.276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fafa" draw:textarea-horizontal-align="justify" draw:textarea-vertical-align="middle" draw:auto-grow-height="false" fo:min-height="1.278cm" fo:min-width="3.074cm" fo:padding-top="0.151cm" fo:padding-bottom="0.151cm" fo:padding-left="0.276cm" fo:padding-right="0.276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fffafa" draw:textarea-horizontal-align="justify" draw:textarea-vertical-align="middle" draw:auto-grow-height="false" fo:min-height="0.744cm" fo:min-width="4.698cm" fo:padding-top="0.151cm" fo:padding-bottom="0.151cm" fo:padding-left="0.276cm" fo:padding-right="0.276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fffafa" draw:textarea-horizontal-align="justify" draw:textarea-vertical-align="middle" draw:auto-grow-height="false" fo:min-height="0.745cm" fo:min-width="4.798cm" fo:padding-top="0.151cm" fo:padding-bottom="0.151cm" fo:padding-left="0.276cm" fo:padding-right="0.276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="Стили_20_стрелок_20_4" draw:marker-end-width="0.379cm" draw:fill="solid" draw:fill-color="#fffafa" draw:textarea-vertical-align="middle" fo:padding-top="0.151cm" fo:padding-bottom="0.151cm" fo:padding-left="0.276cm" fo:padding-right="0.276cm" loext:decorative="false"/>
    </style:style>
    <style:style style:name="gr7" style:family="graphic" style:parent-style-name="objectwithoutfill">
      <style:graphic-properties svg:stroke-width="0.053cm" svg:stroke-color="#000000" draw:marker-start-width="0.279cm" draw:marker-end="Стили_20_стрелок_20_5" draw:marker-end-width="0.379cm" draw:fill="solid" draw:fill-color="#fffafa" draw:textarea-vertical-align="middle" fo:padding-top="0.151cm" fo:padding-bottom="0.151cm" fo:padding-left="0.276cm" fo:padding-right="0.276cm" loext:decorative="false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fffafa" draw:textarea-horizontal-align="justify" draw:textarea-vertical-align="middle" draw:auto-grow-height="false" fo:min-height="1.445cm" fo:min-width="4.286cm" fo:padding-top="0.151cm" fo:padding-bottom="0.151cm" fo:padding-left="0.276cm" fo:padding-right="0.276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-width="0.279cm" draw:marker-end="Стили_20_стрелок_20_7" draw:marker-end-width="0.379cm" draw:fill="solid" draw:fill-color="#fffafa" draw:textarea-vertical-align="middle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solid" draw:fill-color="#fffafa" draw:textarea-horizontal-align="justify" draw:textarea-vertical-align="middle" draw:auto-grow-height="false" fo:min-height="1.007cm" fo:min-width="4.573cm" fo:padding-top="0.151cm" fo:padding-bottom="0.151cm" fo:padding-left="0.276cm" fo:padding-right="0.276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-width="0.279cm" draw:marker-end="Стили_20_стрелок_20_11" draw:marker-end-width="0.379cm" draw:fill="solid" draw:fill-color="#fffafa" draw:textarea-vertical-align="middle" fo:padding-top="0.151cm" fo:padding-bottom="0.151cm" fo:padding-left="0.276cm" fo:padding-right="0.276cm" loext:decorative="false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solid" draw:fill-color="#fffafa" draw:textarea-horizontal-align="justify" draw:textarea-vertical-align="middle" draw:auto-grow-height="false" fo:min-height="0.748cm" fo:min-width="4.808cm" fo:padding-top="0.151cm" fo:padding-bottom="0.151cm" fo:padding-left="0.276cm" fo:padding-right="0.276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width="0.053cm" svg:stroke-color="#000000" draw:marker-start-width="0.279cm" draw:marker-end="Стили_20_стрелок_20_16" draw:marker-end-width="0.379cm" draw:fill="solid" draw:fill-color="#fffafa" draw:textarea-vertical-align="middle" fo:padding-top="0.151cm" fo:padding-bottom="0.151cm" fo:padding-left="0.276cm" fo:padding-right="0.276cm" loext:decorative="false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solid" draw:fill-color="#fffafa" draw:textarea-horizontal-align="justify" draw:textarea-vertical-align="middle" draw:auto-grow-height="false" fo:min-height="1.008cm" fo:min-width="1.768cm" fo:padding-top="0.151cm" fo:padding-bottom="0.151cm" fo:padding-left="0.276cm" fo:padding-right="0.276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width="0.053cm" svg:stroke-color="#000000" draw:marker-start-width="0.279cm" draw:marker-end="Стили_20_стрелок_20_17" draw:marker-end-width="0.379cm" draw:fill="solid" draw:fill-color="#fffafa" draw:textarea-vertical-align="middle" fo:padding-top="0.151cm" fo:padding-bottom="0.151cm" fo:padding-left="0.276cm" fo:padding-right="0.276cm" loext:decorative="false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solid" draw:fill-color="#fffafa" draw:textarea-horizontal-align="justify" draw:textarea-vertical-align="middle" draw:auto-grow-height="false" fo:min-height="0.468cm" fo:min-width="4.634cm" fo:padding-top="0.151cm" fo:padding-bottom="0.151cm" fo:padding-left="0.276cm" fo:padding-right="0.276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width="0.053cm" svg:stroke-color="#000000" draw:marker-start-width="0.279cm" draw:marker-end="Стили_20_стрелок_20_18" draw:marker-end-width="0.379cm" draw:fill="solid" draw:fill-color="#fffafa" draw:textarea-vertical-align="middle" fo:padding-top="0.151cm" fo:padding-bottom="0.151cm" fo:padding-left="0.276cm" fo:padding-right="0.276cm" loext:decorative="false"/>
    </style:style>
    <style:style style:name="gr18" style:family="graphic" style:parent-style-name="objectwithoutfill">
      <style:graphic-properties svg:stroke-width="0.053cm" svg:stroke-color="#000000" draw:marker-start-width="0.279cm" draw:marker-end="Стили_20_стрелок_20_19" draw:marker-end-width="0.379cm" draw:fill="none" draw:textarea-vertical-align="middle" fo:padding-top="0.151cm" fo:padding-bottom="0.151cm" fo:padding-left="0.276cm" fo:padding-right="0.276cm" loext:decorative="false"/>
    </style:style>
    <style:style style:name="gr19" style:family="graphic" style:parent-style-name="objectwithoutfill">
      <style:graphic-properties svg:stroke-width="0.053cm" svg:stroke-color="#000000" draw:marker-start-width="0.279cm" draw:marker-end="Стили_20_стрелок_20_20" draw:marker-end-width="0.379cm" draw:fill="none" draw:textarea-vertical-align="middle" fo:padding-top="0.151cm" fo:padding-bottom="0.151cm" fo:padding-left="0.276cm" fo:padding-right="0.276cm" loext:decorative="false"/>
    </style:style>
    <style:style style:name="gr20" style:family="graphic" style:parent-style-name="objectwithoutfill">
      <style:graphic-properties svg:stroke-width="0.053cm" svg:stroke-color="#000000" draw:marker-start-width="0.279cm" draw:marker-end="Стили_20_стрелок_20_21" draw:marker-end-width="0.379cm" draw:fill="none" draw:textarea-vertical-align="middle" fo:padding-top="0.151cm" fo:padding-bottom="0.151cm" fo:padding-left="0.276cm" fo:padding-right="0.276cm" loext:decorative="false"/>
    </style:style>
    <style:style style:name="gr21" style:family="graphic" style:parent-style-name="objectwithoutfill">
      <style:graphic-properties svg:stroke-width="0.053cm" svg:stroke-color="#000000" draw:marker-start-width="0.279cm" draw:marker-end="Стили_20_стрелок_20_22" draw:marker-end-width="0.379cm" draw:fill="none" draw:textarea-vertical-align="middle" fo:padding-top="0.151cm" fo:padding-bottom="0.151cm" fo:padding-left="0.276cm" fo:padding-right="0.276cm" loext:decorative="false"/>
    </style:style>
    <style:style style:name="gr22" style:family="graphic" style:parent-style-name="objectwithoutfill">
      <style:graphic-properties svg:stroke-width="0.053cm" svg:stroke-color="#000000" draw:marker-start-width="0.279cm" draw:marker-end="Стили_20_стрелок_20_23" draw:marker-end-width="0.379cm" draw:fill="none" draw:textarea-vertical-align="middle" fo:padding-top="0.151cm" fo:padding-bottom="0.151cm" fo:padding-left="0.276cm" fo:padding-right="0.276cm" loext:decorative="false"/>
    </style:style>
    <style:style style:name="gr23" style:family="graphic" style:parent-style-name="objectwithoutfill">
      <style:graphic-properties svg:stroke-width="0.053cm" svg:stroke-color="#000000" draw:marker-start-width="0.279cm" draw:marker-end="Стили_20_стрелок_20_24" draw:marker-end-width="0.379cm" draw:fill="none" draw:textarea-vertical-align="middle" fo:padding-top="0.151cm" fo:padding-bottom="0.151cm" fo:padding-left="0.276cm" fo:padding-right="0.27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afa"/>
      <style:paragraph-properties fo:text-align="center" style:writing-mode="lr-tb"/>
    </style:style>
    <style:style style:name="P3" style:family="paragraph">
      <loext:graphic-properties draw:fill="solid" draw:fill-color="#fffafa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0" draw:id="id10" draw:layer="layout" svg:width="5.5cm" svg:height="1.09cm" svg:x="7.75cm" svg:y="1.35cm">
          <text:p text:style-name="P1">начало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4" draw:id="id4" draw:layer="layout" svg:width="5cm" svg:height="1.919cm" svg:x="8cm" svg:y="3.313cm">
          <text:p text:style-name="P1">mas[ ],</text:p>
          <text:p text:style-name="P1">size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1" draw:id="id1" draw:layer="layout" svg:width="7.25cm" svg:height="3.16cm" svg:x="6.875cm" svg:y="12.24cm">
          <text:p text:style-name="P1">j &gt;= 0 </text:p>
          <text:p text:style-name="P1">AND</text:p>
          <text:p text:style-name="P1">mas[j]&gt;key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2" draw:id="id2" draw:layer="layout" svg:width="5.25cm" svg:height="1.046cm" svg:x="7.875cm" svg:y="15.97cm">
          <text:p text:style-name="P1">mas[j+1]=mas[j]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3" draw:id="id3" draw:layer="layout" svg:width="5.35cm" svg:height="1.047cm" svg:x="7.825cm" svg:y="17.72cm">
          <text:p text:style-name="P1">j = j - 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3" draw:layer="layout" svg:x1="10.5cm" svg:y1="15.4cm" svg:x2="10.5cm" svg:y2="15.97cm" draw:start-shape="id1" draw:start-glue-point="6" draw:end-shape="id2" draw:end-glue-point="4" svg:d="M10500 15400v570" svg:viewBox="0 0 1 571">
          <text:p/>
        </draw:connector>
        <draw:connector draw:style-name="gr7" draw:text-style-name="P3" draw:layer="layout" svg:x1="10.5cm" svg:y1="17.016cm" svg:x2="10.5cm" svg:y2="17.72cm" draw:start-shape="id2" draw:start-glue-point="6" draw:end-shape="id3" draw:end-glue-point="4" svg:d="M10500 17016v704" svg:viewBox="0 0 1 705">
          <text:p/>
        </draw:connector>
        <draw:custom-shape draw:style-name="gr8" draw:text-style-name="P2" xml:id="id5" draw:id="id5" draw:layer="layout" svg:width="8.1cm" svg:height="1.746cm" svg:x="6.45cm" svg:y="6.235cm">
          <text:p text:style-name="P1">i:=1, count-1, 1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9" draw:text-style-name="P3" draw:layer="layout" svg:x1="10.5cm" svg:y1="5.232cm" svg:x2="10.5cm" svg:y2="6.235cm" draw:start-shape="id4" draw:start-glue-point="8" draw:end-shape="id5" draw:end-glue-point="4" svg:d="M10500 5232v1003" svg:viewBox="0 0 1 1004">
          <text:p/>
        </draw:connector>
        <draw:custom-shape draw:style-name="gr10" draw:text-style-name="P2" xml:id="id6" draw:id="id6" draw:layer="layout" svg:width="5.125cm" svg:height="1.309cm" svg:x="7.938cm" svg:y="10.336cm">
          <text:p text:style-name="P1">j = i -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3" draw:layer="layout" svg:x1="10.501cm" svg:y1="11.645cm" svg:x2="10.5cm" svg:y2="12.24cm" draw:start-shape="id6" draw:start-glue-point="6" draw:end-shape="id1" draw:end-glue-point="4" svg:d="M10501 11645v298h-1v297" svg:viewBox="0 0 2 596">
          <text:p/>
        </draw:connector>
        <draw:custom-shape draw:style-name="gr12" draw:text-style-name="P2" xml:id="id7" draw:id="id7" draw:layer="layout" svg:width="5.36cm" svg:height="1.05cm" svg:x="7.82cm" svg:y="21.98cm">
          <text:p text:style-name="P1">mas[j +1] = ke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3" draw:layer="layout" draw:line-skew="0cm -3.173cm" svg:x1="10.5cm" svg:y1="23.03cm" svg:x2="6.45cm" svg:y2="7.108cm" draw:start-shape="id7" draw:start-glue-point="6" draw:end-shape="id5" draw:end-glue-point="5" svg:d="M10500 23030v528h-7750v-16450h3700" svg:viewBox="0 0 7751 16451">
          <text:p/>
        </draw:connector>
        <draw:custom-shape draw:style-name="gr14" draw:text-style-name="P2" xml:id="id8" draw:id="id8" draw:layer="layout" svg:width="3.812cm" svg:height="1.309cm" svg:x="8.594cm" svg:y="25.22cm">
          <text:p text:style-name="P1">mas[ ]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5" draw:text-style-name="P3" draw:layer="layout" draw:line-skew="2.922cm 7.649cm" svg:x1="14.55cm" svg:y1="7.108cm" svg:x2="10.5cm" svg:y2="25.22cm" draw:start-shape="id5" draw:start-glue-point="7" draw:end-shape="id8" draw:end-glue-point="5" svg:d="M14550 7108h3450v17142h-7500v970" svg:viewBox="0 0 7501 18113">
          <text:p/>
        </draw:connector>
        <draw:custom-shape draw:style-name="gr16" draw:text-style-name="P2" xml:id="id9" draw:id="id9" draw:layer="layout" svg:width="5.75cm" svg:height="1.09cm" svg:x="7.625cm" svg:y="27.31cm">
          <text:p text:style-name="P1">Коне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7" draw:text-style-name="P3" draw:layer="layout" svg:x1="10.5cm" svg:y1="26.529cm" svg:x2="10.5cm" svg:y2="27.31cm" draw:start-shape="id8" draw:start-glue-point="8" draw:end-shape="id9" draw:end-glue-point="4" svg:d="M10500 26529v781" svg:viewBox="0 0 1 782">
          <text:p/>
        </draw:connector>
        <draw:connector draw:style-name="gr18" draw:text-style-name="P4" draw:layer="layout" draw:line-skew="1.347cm 2.41cm" svg:x1="14.125cm" svg:y1="13.82cm" svg:x2="10.5cm" svg:y2="21.98cm" draw:start-shape="id1" draw:start-glue-point="7" draw:end-shape="id7" draw:end-glue-point="4" svg:d="M14125 13820h1875v7280h-5500v880" svg:viewBox="0 0 5501 8161">
          <text:p/>
        </draw:connector>
        <draw:connector draw:style-name="gr19" draw:text-style-name="P4" draw:layer="layout" svg:x1="10.5cm" svg:y1="2.44cm" svg:x2="10.5cm" svg:y2="3.313cm" draw:start-shape="id10" draw:start-glue-point="6" draw:end-shape="id4" draw:end-glue-point="5" svg:d="M10500 2440v873" svg:viewBox="0 0 1 874">
          <text:p/>
        </draw:connector>
        <draw:custom-shape draw:style-name="gr10" draw:text-style-name="P2" xml:id="id11" draw:id="id11" draw:layer="layout" svg:width="5.125cm" svg:height="1.309cm" svg:x="7.94cm" svg:y="8.503cm">
          <text:p text:style-name="P1">key = mas[i]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0" draw:text-style-name="P4" draw:layer="layout" svg:x1="10.5cm" svg:y1="7.981cm" svg:x2="10.503cm" svg:y2="8.503cm" draw:start-shape="id5" draw:start-glue-point="6" draw:end-shape="id11" draw:end-glue-point="4" svg:d="M10500 7981v261h3v261" svg:viewBox="0 0 4 523">
          <text:p/>
        </draw:connector>
        <draw:connector draw:style-name="gr21" draw:text-style-name="P4" draw:layer="layout" svg:x1="10.503cm" svg:y1="9.812cm" svg:x2="10.501cm" svg:y2="10.336cm" draw:start-shape="id11" draw:start-glue-point="6" draw:end-shape="id6" draw:end-glue-point="4" svg:d="M10503 9812v262h-2v262" svg:viewBox="0 0 3 525">
          <text:p/>
        </draw:connector>
        <draw:custom-shape draw:style-name="gr5" draw:text-style-name="P2" xml:id="id12" draw:id="id12" draw:layer="layout" svg:width="5.35cm" svg:height="1.047cm" svg:x="7.825cm" svg:y="19.45cm">
          <text:p text:style-name="P1">count = count +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2" draw:text-style-name="P4" draw:layer="layout" draw:line-skew="-0.124cm -1.098cm" svg:x1="10.5cm" svg:y1="20.497cm" svg:x2="6.875cm" svg:y2="13.82cm" draw:start-shape="id12" draw:start-glue-point="6" draw:end-shape="id1" draw:end-glue-point="5" svg:d="M10500 20497v403h-5250v-7080h1625" svg:viewBox="0 0 5251 7081">
          <text:p/>
        </draw:connector>
        <draw:connector draw:style-name="gr23" draw:text-style-name="P4" draw:layer="layout" svg:x1="10.5cm" svg:y1="18.767cm" svg:x2="10.5cm" svg:y2="19.45cm" draw:start-shape="id3" draw:start-glue-point="6" draw:end-shape="id12" draw:end-glue-point="4" svg:d="M10500 18767v683" svg:viewBox="0 0 1 68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1" draw:display-name="Стили стрелок 11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24" draw:display-name="Стили стрелок 24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1:20:49.591107103</meta:creation-date>
    <dc:date>2023-11-23T15:46:56.486348549</dc:date>
    <meta:editing-duration>PT2H6M53S</meta:editing-duration>
    <meta:editing-cycles>91</meta:editing-cycles>
    <meta:generator>LibreOffice/7.6.2.1$Linux_X86_64 LibreOffice_project/56f7684011345957bbf33a7ee678afaf4d2ba333</meta:generator>
    <meta:document-statistic meta:object-count="25"/>
  </office:meta>
</office:document-meta>
</file>